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 style:data-style-name="N100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fff00"/>
    </style:style>
    <style:style style:name="ce18" style:family="table-cell" style:parent-style-name="Default" style:data-style-name="N100">
      <style:table-cell-properties fo:background-color="#fe7f00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default-cell-style-name="ce10"/>
        <table:table-column table:style-name="co14" table:number-columns-repeated="1008" table:default-cell-style-name="ce1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1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3"/>
          <table:table-cell table:number-columns-repeated="1010"/>
        </table:table-row>
        <table:table-row table:style-name="ro1">
          <table:table-cell table:style-name="ce13" office:value-type="string" calcext:value-type="string">
            <text:p>RU000A100J18 (Домодедово выпуск 2 )</text:p>
          </table:table-cell>
          <table:table-cell table:style-name="ce13" table:number-columns-repeated="12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5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.00.0000</text:date>, <text:time style:data-style-name="N2" text:time-value="15:14:07.40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29T15:15:11.704000000</dc:date>
    <meta:editing-duration>P2DT17H7M33S</meta:editing-duration>
    <meta:editing-cycles>995</meta:editing-cycles>
    <meta:document-statistic meta:table-count="1" meta:cell-count="4459" meta:object-count="0"/>
  </office:meta>
</office:document-meta>
</file>